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dialogs2.py" manifest:media-type=""/>
  <manifest:file-entry manifest:full-path="Scripts/python/dialogs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dialogs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94" table:default-cell-style-name="Default"/>
        <table:table-row table:style-name="ro1">
          <table:table-cell office:value-type="string" calcext:value-type="string">
            <text:p>経過シート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履歴列</text:p>
          </table:table-cell>
          <table:table-cell office:value-type="string" calcext:value-type="string">
            <text:p>点滴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内服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外用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検査</text:p>
          </table:table-cell>
          <table:table-cell/>
          <table:table-cell table:style-name="ce2"/>
          <table:table-cell table:number-columns-repeated="90"/>
        </table:table-row>
        <table:table-row table:style-name="ro1">
          <table:table-cell/>
          <table:table-cell office:value-type="string" calcext:value-type="string">
            <text:p>その他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薬名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用法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回数列</text:p>
          </table:table-cell>
          <table:table-cell table:number-columns-repeated="2"/>
          <table:table-cell table:style-name="ce2" office:value-type="string" calcext:value-type="string">
            <text:p>21:19:50</text:p>
          </table:table-cell>
          <table:table-cell table:style-name="ce2" office:value-type="string" calcext:value-type="string">
            <text:p>2018-06-13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限定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画像処置行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右下枠</text:p>
          </table:table-cell>
          <table:table-cell office:value-type="string" calcext:value-type="string">
            <text:p>点滴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内服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吸入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外用</text:p>
          </table:table-cell>
          <table:table-cell table:number-columns-repeated="92"/>
        </table:table-row>
        <table:table-row table:style-name="ro1">
          <table:table-cell/>
          <table:table-cell table:style-name="ce2" office:value-type="string" calcext:value-type="string">
            <text:p>2018-06-15T17:30:51.325855</text:p>
          </table:table-cell>
          <table:table-cell table:number-columns-repeated="87"/>
          <table:table-cell table:style-name="ce2" office:value-type="string" calcext:value-type="string">
            <text:p>2018-06-15T17:30:51.3258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持続注</text:p>
          </table:table-cell>
          <table:table-cell table:number-columns-repeated="92"/>
        </table:table-row>
        <table:table-row table:style-name="ro1" table:number-rows-repeated="2">
          <table:table-cell table:number-columns-repeated="94"/>
        </table:table-row>
        <table:table-row table:style-name="ro1">
          <table:table-cell table:number-columns-repeated="90"/>
          <table:table-cell table:style-name="ce2" office:value-type="string" calcext:value-type="string">
            <text:p>2018-06-15T17:30:51.3258552018-06-15T17:30:51.325855</text:p>
          </table:table-cell>
          <table:table-cell table:number-columns-repeated="3"/>
        </table:table-row>
        <table:table-row table:style-name="ro1">
          <table:table-cell table:number-columns-repeated="94"/>
        </table:table-row>
        <table:table-row table:style-name="ro1">
          <table:table-cell table:number-columns-repeated="91"/>
          <table:table-cell office:value-type="string" calcext:value-type="string">
            <text:p>dsf</text:p>
          </table:table-cell>
          <table:table-cell table:number-columns-repeated="2"/>
        </table:table-row>
        <table:table-row table:style-name="ro1">
          <table:table-cell table:number-columns-repeated="91"/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94"/>
        </table:table-row>
        <table:table-row table:style-name="ro1">
          <table:table-cell table:number-columns-repeated="93"/>
          <table:table-cell table:style-name="ce2"/>
        </table:table-row>
        <table:table-row table:style-name="ro1" table:number-rows-repeated="4">
          <table:table-cell table:number-columns-repeated="94"/>
        </table:table-row>
        <table:table-row table:style-name="ro1">
          <table:table-cell table:number-columns-repeated="92"/>
          <table:table-cell office:value-type="string" calcext:value-type="string">
            <text:p>sd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asdasdasdasdasdawefaaqa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asdasd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asdasdasd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table:number-columns-repeated="89"/>
          <table:table-cell office:value-type="string" calcext:value-type="string">
            <text:p>aaa</text:p>
          </table:table-cell>
          <table:table-cell table:number-columns-repeated="2"/>
          <table:table-cell office:value-type="string" calcext:value-type="string">
            <text:p>sdasdasdasdasdasd</text:p>
          </table:table-cell>
          <table:table-cell/>
        </table:table-row>
        <table:table-row table:style-name="ro1">
          <table:table-cell table:number-columns-repeated="89"/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sdasdasdasdasdasd</text:p>
          </table:table-cell>
          <table:table-cell/>
        </table:table-row>
        <table:table-row table:style-name="ro1">
          <table:table-cell table:number-columns-repeated="89"/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sdasdasdasdasdasdasdawefaaqa</text:p>
          </table:table-cell>
          <table:table-cell/>
        </table:table-row>
        <table:table-row table:style-name="ro1">
          <table:table-cell table:number-columns-repeated="89"/>
          <table:table-cell office:value-type="string" calcext:value-type="string">
            <text:p>dfff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asdasdasdasdawefaaqaだｄｆ</text:p>
          </table:table-cell>
          <table:table-cell/>
        </table:table-row>
        <table:table-row table:style-name="ro1">
          <table:table-cell table:number-columns-repeated="94"/>
        </table:table-row>
        <table:table-row table:style-name="ro1">
          <table:table-cell table:number-columns-repeated="92"/>
          <table:table-cell office:value-type="string" calcext:value-type="string">
            <text:p>sdasdasdasdasdasdasdawefaaqa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asdasd</text:p>
          </table:table-cell>
          <table:table-cell/>
        </table:table-row>
        <table:table-row table:style-name="ro1">
          <table:table-cell table:number-columns-repeated="92"/>
          <table:table-cell table:style-name="ce2" office:value-type="string" calcext:value-type="string">
            <text:p>777</text:p>
          </table:table-cell>
          <table:table-cell/>
        </table:table-row>
      </table:table>
      <table:table table:name="config" table:style-name="ta2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alogstate_履歴</text:p>
          </table:table-cell>
          <table:table-cell office:value-type="string" calcext:value-type="string">
            <text:p>{"Height": 141, "CheckBox1sate": 0, "Width": 241}</text:p>
          </table:table-cell>
        </table:table-row>
        <table:table-row table:style-name="ro1">
          <table:table-cell office:value-type="string" calcext:value-type="string">
            <text:p>GridDatarows_履歴</text:p>
          </table:table-cell>
          <table:table-cell office:value-type="string" calcext:value-type="string">
            <text:p>[["df"], ["sdasdasd"], ["777"], ["sdasdasdasdasdasdasdawefaaqa"], ["sdasdasdasd"], ["sdasdasdasdasd"], ["sdasdasdasdasdasd"]]</text:p>
          </table:table-cell>
        </table:table-row>
      </table:table>
      <table:named-expressions>
        <table:named-expression table:name="dialogstate" table:base-cell-address="$config.$B$1" table:expression="#REF!"/>
        <table:named-range table:name="dialogstate_履歴" table:base-cell-address="$config.$B$3" table:cell-range-address="$config.$B$1"/>
        <table:named-expression table:name="GridDatarows" table:base-cell-address="$config.$B$2" table:expression="#REF!"/>
        <table:named-range table:name="GridDatarows_履歴" table:base-cell-address="$config.$B$5" table:cell-range-address="$config.$B$2"/>
        <table:named-expression table:name="GridDatarows履歴" table:base-cell-address="$config.$B$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00/00/00</text:date>, <text:time style:data-style-name="N2" text:time-value="15:05:37.62500187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0T16:50:35.068202045</dc:date>
    <meta:editing-duration>PT10H34M</meta:editing-duration>
    <meta:editing-cycles>91</meta:editing-cycles>
    <meta:document-statistic meta:table-count="2" meta:cell-count="46" meta:object-count="0"/>
  </office:meta>
</office:document-meta>
</file>